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9.65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Long_20_Dash" draw:textarea-vertical-align="middle"/>
    </style:style>
    <style:style style:name="gr20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417cm" fo:min-width="0cm"/>
    </style:style>
    <style:style style:name="gr3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6" style:family="graphic" style:parent-style-name="standard">
      <style:graphic-properties draw:stroke="solid" draw:stroke-dash="Long_20_Dash" draw:textarea-vertical-align="middle"/>
    </style:style>
    <style:style style:name="gr37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4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4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8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4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50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1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56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6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69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152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7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7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7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76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8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8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8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9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3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95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96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9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9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291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10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103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1.336cm"/>
    </style:style>
    <style:style style:name="gr10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.391cm"/>
      <style:paragraph-properties style:writing-mode="lr-tb"/>
    </style:style>
    <style:style style:name="gr106" style:family="graphic" style:parent-style-name="standard">
      <style:graphic-properties draw:fill="none" draw:textarea-vertical-align="middle" draw:auto-grow-height="false" fo:min-height="2.731cm" fo:min-width="0cm"/>
    </style:style>
    <style:style style:name="gr107" style:family="graphic" style:parent-style-name="standard">
      <style:graphic-properties draw:textarea-horizontal-align="justify" draw:textarea-vertical-align="middle" draw:auto-grow-height="false" fo:min-height="0.378cm" fo:min-width="2.482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0.51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fo:min-height="1.04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113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115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17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18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19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12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2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2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2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2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27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1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2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3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3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3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3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3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4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5" style:family="paragraph">
      <style:paragraph-properties fo:text-align="center"/>
      <style:text-properties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="solid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3" style:family="paragraph">
      <style:paragraph-properties fo:text-align="center" style:writing-mode="lr-tb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26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0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2" style:family="paragraph">
      <loext:graphic-properties draw:fill-color="#ff9100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4caf50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4caf50" fo:font-size="18pt" fo:language="en" fo:country="US" fo:font-weight="bold" style:font-weight-asian="bold" style:font-weight-complex="bold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9" style:family="paragraph">
      <loext:graphic-properties draw:fill-color="#ce93d8"/>
      <style:paragraph-properties fo:text-align="center" style:writing-mode="lr-tb"/>
      <style:text-properties fo:language="en" fo:country="US"/>
    </style:style>
    <style:style style:name="P40" style:family="paragraph">
      <loext:graphic-properties draw:fill-color="#00e676"/>
      <style:paragraph-properties fo:text-align="center" style:writing-mode="lr-tb"/>
      <style:text-properties fo:language="en" fo:country="US"/>
    </style:style>
    <style:style style:name="P41" style:family="paragraph">
      <loext:graphic-properties draw:fill-color="#ff3d00"/>
      <style:paragraph-properties fo:text-align="center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c62828"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size="18pt" fo:language="en" fo:country="US"/>
    </style:style>
    <style:style style:name="T11" style:family="text">
      <style:text-properties fo:color="#c62828" fo:font-size="18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fo:font-weight="bold" style:font-weight-asian="bold" style:font-weight-complex="bold"/>
    </style:style>
    <style:style style:name="T13" style:family="text">
      <style:text-properties fo:color="#4caf50" fo:font-size="18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Viart 2022-04-19</text:span></text:p>
          </draw:text-box>
        </draw:frame>
        <draw:frame draw:style-name="gr2" draw:text-style-name="P3" draw:layer="layout" svg:width="10.929cm" svg:height="2.139cm" svg:x="9.848cm" svg:y="1.595cm">
          <draw:text-box>
            <text:p text:style-name="P2"><text:span text:style-name="T2">Docopt parser AST analysis</text:span><text:span text:style-name="T2"><text:line-break/></text:span><text:span text:style-name="T2">and walk-trough</text:span></text:p>
          </draw:text-box>
        </draw:frame>
        <draw:frame draw:style-name="gr3" draw:text-style-name="P4" draw:layer="layout" svg:width="21.888cm" svg:height="11.065cm" svg:x="2.887cm" svg:y="4.425cm">
          <draw:text-box>
            <text:p><text:span text:style-name="T1">This document describe the docopt AST manipulation and building.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Viart 2022-04-01</text:span></text:p>
          </draw:text-box>
        </draw:frame>
        <draw:frame draw:style-name="gr1" draw:text-style-name="P5" draw:layer="layout" svg:width="3.074cm" svg:height="0.962cm" svg:x="1.906cm" svg:y="4.935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5.564cm" svg:y="4.93cm">
          <draw:text-box>
            <text:p><text:span text:style-name="T1">progname</text:span></text:p>
          </draw:text-box>
        </draw:frame>
        <draw:frame draw:style-name="gr5" draw:text-style-name="P7" draw:layer="layout" svg:width="3.745cm" svg:height="1.179cm" svg:x="1.998cm" svg:y="3.374cm">
          <draw:text-box>
            <text:p text:style-name="P6"><text:span text:style-name="T1">[ Prologue ]</text:span></text:p>
          </draw:text-box>
        </draw:frame>
        <draw:frame draw:style-name="gr6" draw:text-style-name="P5" draw:layer="layout" svg:width="3.118cm" svg:height="1.012cm" svg:x="1.613cm" svg:y="8.949cm">
          <draw:text-box>
            <text:p><text:span text:style-name="T3">Options:</text:span></text:p>
          </draw:text-box>
        </draw:frame>
        <draw:frame draw:style-name="gr4" draw:text-style-name="P1" draw:layer="layout" svg:width="3.657cm" svg:height="0.973cm" svg:x="9.804cm" svg:y="4.93cm">
          <draw:text-box>
            <text:p><text:span text:style-name="T1">--option</text:span></text:p>
          </draw:text-box>
        </draw:frame>
        <draw:frame draw:style-name="gr7" draw:text-style-name="P8" draw:layer="layout" svg:width="10.154cm" svg:height="1.195cm" svg:x="9.944cm" svg:y="1.647cm">
          <draw:text-box>
            <text:p><text:span text:style-name="T2">Docopt parser – grammar</text:span></text:p>
          </draw:text-box>
        </draw:frame>
        <draw:frame draw:style-name="gr8" draw:text-style-name="P7" draw:layer="layout" svg:width="3.893cm" svg:height="1.179cm" svg:x="1.925cm" svg:y="11.741cm">
          <draw:text-box>
            <text:p text:style-name="P6"><text:span text:style-name="T1">[ Free_text ]</text:span></text:p>
          </draw:text-box>
        </draw:frame>
        <draw:frame draw:style-name="gr9" draw:text-style-name="P7" draw:layer="layout" svg:width="3.893cm" svg:height="1.179cm" svg:x="1.848cm" svg:y="7.345cm">
          <draw:text-box>
            <text:p text:style-name="P6"><text:span text:style-name="T1">[ Free_text ]</text:span></text:p>
          </draw:text-box>
        </draw:frame>
        <draw:frame draw:style-name="gr4" draw:text-style-name="P1" draw:layer="layout" svg:width="3.657cm" svg:height="0.973cm" svg:x="5.564cm" svg:y="5.903cm">
          <draw:text-box>
            <text:p><text:span text:style-name="T1">prognam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Viart 2022-04-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gram</text:span></text:p>
          </draw:text-box>
        </draw:frame>
        <draw:frame draw:style-name="gr10" draw:text-style-name="P8" draw:layer="layout" svg:width="18.642cm" svg:height="1.195cm" svg:x="6.28cm" svg:y="1.206cm">
          <draw:text-box>
            <text:p><text:span text:style-name="T2">Docopt parser building AST – parsing alternative</text:span></text:p>
          </draw:text-box>
        </draw:frame>
        <draw:frame draw:style-name="gr11" draw:text-style-name="P1" draw:layer="layout" svg:width="1.517cm" svg:height="1.012cm" svg:x="11.515cm" svg:y="3.729cm">
          <draw:text-box>
            <text:p><text:span text:style-name="T1">run</text:span></text:p>
          </draw:text-box>
        </draw:frame>
        <draw:frame draw:style-name="gr12" draw:text-style-name="P9" draw:layer="layout" svg:width="0.7cm" svg:height="1.018cm" svg:x="13.08cm" svg:y="3.698cm">
          <draw:text-box>
            <text:p><text:span text:style-name="T4">|</text:span></text:p>
          </draw:text-box>
        </draw:frame>
        <draw:frame draw:style-name="gr13" draw:text-style-name="P7" draw:layer="layout" svg:width="2.179cm" svg:height="1.128cm" svg:x="14.03cm" svg:y="3.671cm">
          <draw:text-box>
            <text:p text:style-name="P6"><text:span text:style-name="T1">jump</text:span></text:p>
          </draw:text-box>
        </draw:frame>
        <draw:custom-shape draw:style-name="gr14" draw:text-style-name="P11" xml:id="id6" draw:id="id6" draw:layer="layout" svg:width="2.434cm" svg:height="0.871cm" svg:x="2.388cm" svg:y="7.181cm">
          <text:p text:style-name="P10"><text:span text:style-name="T5">"</text:span><text:span text:style-name="T5">U</text:span><text:span text:style-name="T5">s</text:span><text:span text:style-name="T5">a</text:span><text:span text:style-name="T5">g</text:span><text:span text:style-name="T5">e</text:span><text:span text:style-name="T5">: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" draw:id="id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" draw:id="id2" draw:layer="layout" svg:width="6.721cm" svg:height="0.903cm" svg:x="3.348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0" draw:id="id10" draw:layer="layout" svg:width="5.573cm" svg:height="0.871cm" svg:x="6.786cm" svg:y="14.794cm">
          <text:p text:style-name="P12"><text:span text:style-name="T6"><text:s/></text:span><text:span text:style-name="T6">Usage_com</text:span><text:span text:style-name="T6">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348cm" svg:y2="10.541cm" draw:start-shape="id1" draw:start-glue-point="4" draw:end-shape="id2" draw:end-glue-point="3" svg:d="M2861 9670v871h487" svg:viewBox="0 0 488 872">
          <text:p/>
        </draw:connector>
        <draw:connector draw:style-name="gr19" draw:text-style-name="P15" draw:layer="layout" svg:x1="5.016cm" svg:y1="13.011cm" svg:x2="5.608cm" svg:y2="13.617cm" draw:start-shape="id3" draw:start-glue-point="4" draw:end-shape="id4" draw:end-glue-point="3" svg:d="M5016 13011v606h592" svg:viewBox="0 0 593 607">
          <text:p/>
        </draw:connector>
        <draw:connector draw:style-name="gr18" draw:text-style-name="P15" draw:layer="layout" svg:x1="1.808cm" svg:y1="6.464cm" svg:x2="2.388cm" svg:y2="7.616cm" draw:start-shape="id5" draw:start-glue-point="4" draw:end-shape="id6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5" draw:start-glue-point="4" draw:end-shape="id1" draw:end-glue-point="3" svg:d="M1808 6464v2693h580" svg:viewBox="0 0 581 2694">
          <text:p/>
        </draw:connector>
        <draw:custom-shape draw:style-name="gr20" draw:text-style-name="P16" xml:id="id7" draw:id="id7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draw:line-skew="0cm 1.144cm" svg:x1="10.517cm" svg:y1="4.849cm" svg:x2="10.616cm" svg:y2="13.028cm" draw:start-shape="id7" draw:start-glue-point="8" draw:end-shape="id8" draw:end-glue-point="6" svg:d="M10517 4849c0 5475 872 4562 1514 5238s1052 2941-1415 2941" svg:viewBox="0 0 2005 8180">
          <text:p/>
        </draw:connector>
        <draw:frame draw:style-name="gr22" draw:text-style-name="P7" draw:layer="layout" svg:width="2.179cm" svg:height="1.128cm" svg:x="17.208cm" svg:y="3.671cm">
          <draw:text-box>
            <text:p text:style-name="P6"><text:span text:style-name="T1">climb</text:span></text:p>
          </draw:text-box>
        </draw:frame>
        <draw:frame draw:style-name="gr12" draw:text-style-name="P9" draw:layer="layout" svg:width="0.7cm" svg:height="1.018cm" svg:x="16.257cm" svg:y="3.726cm">
          <draw:text-box>
            <text:p><text:span text:style-name="T4">|</text:span></text:p>
          </draw:text-box>
        </draw:frame>
        <draw:frame draw:style-name="gr23" draw:text-style-name="P18" draw:layer="layout" svg:width="5.322cm" svg:height="0.806cm" svg:x="12.762cm" svg:y="2.401cm">
          <draw:text-box>
            <text:p><text:span text:style-name="T5">With</text:span><text:span text:style-name="T6"> parentheses</text:span></text:p>
          </draw:text-box>
        </draw:frame>
        <draw:custom-shape draw:style-name="gr24" draw:text-style-name="P16" xml:id="id9" draw:id="id9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draw:line-skew="-2.186cm 1.556cm" svg:x1="12.183cm" svg:y1="4.93cm" svg:x2="12.359cm" svg:y2="15.229cm" draw:start-shape="id9" draw:start-glue-point="8" draw:end-shape="id10" draw:end-glue-point="1" svg:d="M12183 4930c0 4119 1116 3432 1931 4977s1329 5322-1755 5322" svg:viewBox="0 0 2556 10300">
          <text:p/>
        </draw:connector>
        <draw:frame draw:style-name="gr25" draw:text-style-name="P19" draw:layer="layout" svg:width="3.199cm" svg:height="1.199cm" svg:x="10.524cm" svg:y="13.168cm">
          <draw:text-box>
            <text:p><text:span text:style-name="T7">Tree structure + 2 nodes</text:span></text:p>
          </draw:text-box>
        </draw:frame>
        <draw:custom-shape draw:style-name="gr26" draw:text-style-name="P12" xml:id="id4" draw:id="id4" draw:layer="layout" svg:width="3.43cm" svg:height="0.516cm" svg:x="5.608cm" svg:y="13.3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269cm" svg:y1="13.875cm" svg:x2="6.786cm" svg:y2="15.229cm" draw:start-shape="id4" draw:start-glue-point="4" draw:end-shape="id10" draw:end-glue-point="3" svg:d="M6269 13875v1354h517" svg:viewBox="0 0 518 1355">
          <text:p/>
        </draw:connector>
        <draw:custom-shape draw:style-name="gr27" draw:text-style-name="P12" xml:id="id5" draw:id="id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2" draw:id="id12" draw:layer="layout" svg:width="6.254cm" svg:height="0.871cm" svg:x="21.744cm" svg:y="12.982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</text:span><text:span text:style-name="T6"> </text:span><text:span text:style-name="T5">"</text:span><text:span text:style-name="T5">j</text:span><text:span text:style-name="T5">u</text:span><text:span text:style-name="T5">m</text:span><text:span text:style-name="T5">p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2.737cm" svg:x2="21.744cm" svg:y2="13.417cm" draw:start-shape="id11" draw:start-glue-point="4" draw:end-shape="id12" draw:end-glue-point="3" svg:d="M21227 12737v680h517" svg:viewBox="0 0 518 681">
          <text:p/>
        </draw:connector>
        <draw:custom-shape draw:style-name="gr29" draw:text-style-name="P14" xml:id="id14" draw:id="id14" draw:layer="layout" svg:width="6.254cm" svg:height="0.871cm" svg:x="21.744cm" svg:y="14.762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</text:span><text:span text:style-name="T6"> </text:span><text:span text:style-name="T5">"</text:span><text:span text:style-name="T5">c</text:span><text:span text:style-name="T5">l</text:span><text:span text:style-name="T5">i</text:span><text:span text:style-name="T5">m</text:span><text:span text:style-name="T5">b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4.643cm" svg:x2="21.744cm" svg:y2="15.197cm" draw:start-shape="id13" draw:start-glue-point="4" draw:end-shape="id14" draw:end-glue-point="3" svg:d="M21227 14643v554h517" svg:viewBox="0 0 518 555">
          <text:p/>
        </draw:connector>
        <draw:custom-shape draw:style-name="gr30" draw:text-style-name="P12" xml:id="id13" draw:id="id13" draw:layer="layout" svg:width="3.43cm" svg:height="0.591cm" svg:x="20.566cm" svg:y="14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0.002cm" svg:y1="9.723cm" svg:x2="20.566cm" svg:y2="14.348cm" draw:start-shape="id15" draw:start-glue-point="4" draw:end-shape="id13" draw:end-glue-point="3" svg:d="M20002 9723v4625h564" svg:viewBox="0 0 565 4626">
          <text:p/>
        </draw:connector>
        <draw:custom-shape draw:style-name="gr31" draw:text-style-name="P12" xml:id="id11" draw:id="id11" draw:layer="layout" svg:width="3.43cm" svg:height="0.591cm" svg:x="20.566cm" svg:y="12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0.002cm" svg:y1="9.723cm" svg:x2="20.566cm" svg:y2="12.442cm" draw:start-shape="id15" draw:start-glue-point="4" draw:end-shape="id11" draw:end-glue-point="3" svg:d="M20002 9723v2719h564" svg:viewBox="0 0 565 2720">
          <text:p/>
        </draw:connector>
        <draw:frame draw:style-name="gr1" draw:text-style-name="P9" draw:layer="layout" svg:width="0.855cm" svg:height="0.962cm" svg:x="19.387cm" svg:y="3.726cm">
          <draw:text-box>
            <text:p><text:span text:style-name="T4">)</text:span></text:p>
          </draw:text-box>
        </draw:frame>
        <draw:frame draw:style-name="gr1" draw:text-style-name="P9" draw:layer="layout" svg:width="0.855cm" svg:height="0.962cm" svg:x="10.087cm" svg:y="3.726cm">
          <draw:text-box>
            <text:p><text:span text:style-name="T4">(</text:span></text:p>
          </draw:text-box>
        </draw:frame>
        <draw:custom-shape draw:style-name="gr32" draw:text-style-name="P12" xml:id="id16" draw:id="id16" draw:layer="layout" svg:width="3.43cm" svg:height="0.591cm" svg:x="3.348cm" svg:y="11.37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3.348cm" svg:y1="11.671cm" svg:x2="2.861cm" svg:y2="9.67cm" draw:start-shape="id16" draw:start-glue-point="3" draw:end-shape="id1" draw:end-glue-point="4" svg:d="M3348 11671h-501v-1148h14v-853" svg:viewBox="0 0 502 2002">
          <text:p/>
        </draw:connector>
        <draw:connector draw:style-name="gr18" draw:text-style-name="P15" draw:layer="layout" svg:x1="4.009cm" svg:y1="11.966cm" svg:x2="4.274cm" svg:y2="12.675cm" draw:start-shape="id16" draw:start-glue-point="4" draw:end-shape="id3" draw:end-glue-point="3" svg:d="M4009 11966v709h265" svg:viewBox="0 0 266 710">
          <text:p/>
        </draw:connector>
        <draw:custom-shape draw:style-name="gr33" draw:text-style-name="P12" xml:id="id3" draw:id="id3" draw:layer="layout" svg:width="5.5cm" svg:height="0.673cm" svg:x="4.274cm" svg:y="12.33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xml:id="id8" draw:id="id8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14" xml:id="id18" draw:id="id18" draw:layer="layout" svg:width="5.573cm" svg:height="0.871cm" svg:x="21.744cm" svg:y="11.042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: </text:span><text:span text:style-name="T5">"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36" draw:text-style-name="P15" draw:layer="layout" svg:x1="20.002cm" svg:y1="9.723cm" svg:x2="20.566cm" svg:y2="10.465cm" draw:start-shape="id15" draw:start-glue-point="4" draw:end-shape="id17" draw:end-glue-point="3" svg:d="M20002 9723v742h564" svg:viewBox="0 0 565 743">
          <text:p/>
        </draw:connector>
        <draw:custom-shape draw:style-name="gr37" draw:text-style-name="P12" xml:id="id17" draw:id="id17" draw:layer="layout" svg:width="3.43cm" svg:height="0.516cm" svg:x="20.566cm" svg:y="10.20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0.723cm" svg:x2="21.744cm" svg:y2="11.477cm" draw:start-shape="id17" draw:start-glue-point="4" draw:end-shape="id18" draw:end-glue-point="3" svg:d="M21227 10723v754h517" svg:viewBox="0 0 518 755">
          <text:p/>
        </draw:connector>
        <draw:custom-shape draw:style-name="gr38" draw:text-style-name="P12" xml:id="id19" draw:id="id19" draw:layer="layout" svg:width="3.43cm" svg:height="0.591cm" svg:x="18.306cm" svg:y="8.124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xml:id="id15" draw:id="id15" draw:layer="layout" svg:width="6.151cm" svg:height="0.673cm" svg:x="19.173cm" svg:y="9.051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8.967cm" svg:y1="8.714cm" svg:x2="19.173cm" svg:y2="9.387cm" draw:start-shape="id19" draw:start-glue-point="4" draw:end-shape="id15" draw:end-glue-point="3" svg:d="M18967 8714v673h206" svg:viewBox="0 0 207 674">
          <text:p/>
        </draw:connector>
        <draw:connector draw:style-name="gr18" draw:text-style-name="P2" draw:layer="layout" svg:x1="18.306cm" svg:y1="8.419cm" svg:x2="17.724cm" svg:y2="7.853cm" draw:start-shape="id19" draw:start-glue-point="3" draw:end-shape="id20" draw:end-glue-point="2" svg:d="M18306 8419h-582v-566" svg:viewBox="0 0 583 567">
          <text:p/>
        </draw:connector>
        <draw:frame draw:style-name="gr40" draw:text-style-name="P20" xml:id="id20" draw:id="id20" draw:layer="layout" svg:width="1.164cm" svg:height="0.962cm" svg:x="17.142cm" svg:y="6.891cm">
          <draw:text-box draw:corner-radius="2.86cm">
            <text:p text:style-name="P2">...</text:p>
          </draw:text-box>
        </draw:frame>
        <draw:custom-shape draw:style-name="gr41" draw:text-style-name="P21" draw:layer="layout" svg:width="2.681cm" svg:height="2.258cm" svg:x="15.417cm" svg:y="10.936cm">
          <text:p text:style-name="P21">resul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Viart 2022-04-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gram</text:span></text:p>
          </draw:text-box>
        </draw:frame>
        <draw:frame draw:style-name="gr42" draw:text-style-name="P8" draw:layer="layout" svg:width="20.09cm" svg:height="1.195cm" svg:x="5.556cm" svg:y="1.206cm">
          <draw:text-box>
            <text:p><text:span text:style-name="T2">Docopt parser building AST – parsing | or alternative</text:span></text:p>
          </draw:text-box>
        </draw:frame>
        <draw:frame draw:style-name="gr11" draw:text-style-name="P1" draw:layer="layout" svg:width="1.517cm" svg:height="1.012cm" svg:x="10.015cm" svg:y="3.729cm">
          <draw:text-box>
            <text:p><text:span text:style-name="T1">run</text:span></text:p>
          </draw:text-box>
        </draw:frame>
        <draw:frame draw:style-name="gr12" draw:text-style-name="P9" draw:layer="layout" svg:width="0.7cm" svg:height="1.018cm" svg:x="11.78cm" svg:y="3.726cm">
          <draw:text-box>
            <text:p><text:span text:style-name="T4">|</text:span></text:p>
          </draw:text-box>
        </draw:frame>
        <draw:frame draw:style-name="gr43" draw:text-style-name="P7" draw:layer="layout" svg:width="2.179cm" svg:height="1.128cm" svg:x="12.73cm" svg:y="3.671cm">
          <draw:text-box>
            <text:p text:style-name="P6"><text:span text:style-name="T1">jump</text:span></text:p>
          </draw:text-box>
        </draw:frame>
        <draw:custom-shape draw:style-name="gr44" draw:text-style-name="P11" xml:id="id25" draw:id="id25" draw:layer="layout" svg:width="2.434cm" svg:height="0.871cm" svg:x="2.388cm" svg:y="7.181cm">
          <text:p text:style-name="P10"><text:span text:style-name="T5">"</text:span><text:span text:style-name="T5">U</text:span><text:span text:style-name="T5">s</text:span><text:span text:style-name="T5">a</text:span><text:span text:style-name="T5">g</text:span><text:span text:style-name="T5">e</text:span><text:span text:style-name="T5">: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21" draw:id="id2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22" draw:id="id22" draw:layer="layout" svg:width="6.721cm" svg:height="0.903cm" svg:x="3.844cm" svg:y="10.09cm">
          <text:p text:style-name="P12"><text:span text:style-name="T6">P</text:span><text:span text:style-name="T6">ro</text:span><text:span text:style-name="T6">g</text:span><text:span text:style-name="T6">_</text:span><text:span text:style-name="T6">n</text:span><text:span text:style-name="T6">a</text:span><text:span text:style-name="T6">m</text:span><text:span text:style-name="T6">e: </text:span><text:span text:style-name="T5">"</text:span><text:span text:style-name="T5">m</text:span><text:span text:style-name="T5">y</text:span><text:span text:style-name="T5">_</text:span><text:span text:style-name="T5">p</text:span><text:span text:style-name="T5">r</text:span><text:span text:style-name="T5">o</text:span><text:span text:style-name="T5">g</text:span><text:span text:style-name="T5">ra</text:span><text:span text:style-name="T5">m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xml:id="id31" draw:id="id31" draw:layer="layout" svg:width="5.573cm" svg:height="0.871cm" svg:x="4.786cm" svg:y="12.494cm">
          <text:p text:style-name="P12"><text:span text:style-name="T6"><text:s/></text:span><text:span text:style-name="T6">Usage_c</text:span><text:span text:style-name="T6">om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844cm" svg:y2="10.541cm" draw:start-shape="id21" draw:start-glue-point="4" draw:end-shape="id22" draw:end-glue-point="3" svg:d="M2861 9670v871h983" svg:viewBox="0 0 984 872">
          <text:p/>
        </draw:connector>
        <draw:connector draw:style-name="gr19" draw:text-style-name="P15" draw:layer="layout" svg:x1="2.861cm" svg:y1="9.67cm" svg:x2="3.835cm" svg:y2="11.717cm" draw:start-shape="id21" draw:start-glue-point="4" draw:end-shape="id23" draw:end-glue-point="3" svg:d="M2861 9670v2047h974" svg:viewBox="0 0 975 2048">
          <text:p/>
        </draw:connector>
        <draw:connector draw:style-name="gr18" draw:text-style-name="P15" draw:layer="layout" svg:x1="1.808cm" svg:y1="6.464cm" svg:x2="2.388cm" svg:y2="7.616cm" draw:start-shape="id24" draw:start-glue-point="4" draw:end-shape="id25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24" draw:start-glue-point="4" draw:end-shape="id21" draw:end-glue-point="3" svg:d="M1808 6464v2693h580" svg:viewBox="0 0 581 2694">
          <text:p/>
        </draw:connector>
        <draw:custom-shape draw:style-name="gr48" draw:text-style-name="P16" xml:id="id27" draw:id="id27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xml:id="id26" draw:id="id26" draw:layer="layout" svg:width="5.664cm" svg:height="0.708cm" svg:x="3.861cm" svg:y="14.885cm">
          <text:p text:style-name="P12"><text:span text:style-name="T6">Usage_req</text:span><text:span text:style-name="T6">uired_grou</text:span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21" draw:text-style-name="P22" draw:layer="layout" draw:type="curve" draw:line-skew="2.663cm" svg:x1="7.265cm" svg:y1="11.717cm" svg:x2="9.525cm" svg:y2="15.239cm" draw:start-shape="id23" draw:start-glue-point="1" draw:end-shape="id26" draw:end-glue-point="1" svg:d="M7265 11717c8136 0 7006 3522 2260 3522" svg:viewBox="0 0 5971 3523">
          <text:p/>
        </draw:connector>
        <draw:frame draw:style-name="gr25" draw:text-style-name="P19" xml:id="id28" draw:id="id28" draw:layer="layout" svg:width="3.423cm" svg:height="1.199cm" svg:x="10.387cm" svg:y="11.503cm">
          <draw:text-box>
            <text:p><text:span text:style-name="T7">Move node to</text:span><text:span text:style-name="T7"><text:line-break/></text:span><text:span text:style-name="T7">a group</text:span></text:p>
          </draw:text-box>
        </draw:frame>
        <draw:connector draw:style-name="gr21" draw:text-style-name="P17" draw:layer="layout" draw:type="curve" svg:x1="12.13cm" svg:y1="4.902cm" svg:x2="12.098cm" svg:y2="11.503cm" draw:start-shape="id27" draw:start-glue-point="8" draw:end-shape="id28" draw:end-glue-point="0" svg:d="M12130 4902c0 4951-32 1651-32 6601" svg:viewBox="0 0 33 6602">
          <text:p/>
        </draw:connector>
        <draw:custom-shape draw:style-name="gr50" draw:text-style-name="P13" xml:id="id39" draw:id="id39" draw:layer="layout" svg:width="6.721cm" svg:height="0.903cm" svg:x="18.112cm" svg:y="9.858cm">
          <text:p text:style-name="P12"><text:span text:style-name="T6">P</text:span><text:span text:style-name="T6">r</text:span><text:span text:style-name="T6">o</text:span><text:span text:style-name="T6">g</text:span><text:span text:style-name="T6">_</text:span><text:span text:style-name="T6">n</text:span><text:span text:style-name="T6">a</text:span><text:span text:style-name="T6">m</text:span><text:span text:style-name="T6">e</text:span><text:span text:style-name="T6">:</text:span><text:span text:style-name="T6"> </text:span><text:span text:style-name="T5">"</text:span><text:span text:style-name="T5">m</text:span><text:span text:style-name="T5">y</text:span><text:span text:style-name="T5">_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3.322cm" svg:height="2.353cm" svg:x="13.235cm" svg:y="13.663cm">
          <text:p text:style-name="P23"><text:span text:style-name="T1">generat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7" draw:layer="layout" svg:width="2.179cm" svg:height="1.128cm" svg:x="16.108cm" svg:y="3.671cm">
          <draw:text-box>
            <text:p text:style-name="P6"><text:span text:style-name="T1">climb</text:span></text:p>
          </draw:text-box>
        </draw:frame>
        <draw:frame draw:style-name="gr12" draw:text-style-name="P9" draw:layer="layout" svg:width="0.7cm" svg:height="1.018cm" svg:x="15.157cm" svg:y="3.726cm">
          <draw:text-box>
            <text:p><text:span text:style-name="T4">|</text:span></text:p>
          </draw:text-box>
        </draw:frame>
        <draw:frame draw:style-name="gr23" draw:text-style-name="P18" draw:layer="layout" svg:width="5.322cm" svg:height="0.806cm" svg:x="12.762cm" svg:y="2.401cm">
          <draw:text-box>
            <text:p><text:span text:style-name="T8">Without </text:span><text:span text:style-name="T6">parenthese</text:span></text:p>
          </draw:text-box>
        </draw:frame>
        <draw:frame draw:style-name="gr4" draw:text-style-name="P1" draw:layer="layout" svg:width="3.657cm" svg:height="0.919cm" svg:x="22.156cm" svg:y="4.977cm">
          <draw:text-box>
            <text:p><text:span text:style-name="T1">my_program</text:span></text:p>
          </draw:text-box>
        </draw:frame>
        <draw:frame draw:style-name="gr11" draw:text-style-name="P1" draw:layer="layout" svg:width="1.517cm" svg:height="0.956cm" svg:x="25.592cm" svg:y="4.977cm">
          <draw:text-box>
            <text:p><text:span text:style-name="T1">run</text:span></text:p>
          </draw:text-box>
        </draw:frame>
        <draw:frame draw:style-name="gr53" draw:text-style-name="P7" draw:layer="layout" svg:width="2.179cm" svg:height="0.962cm" svg:x="25.592cm" svg:y="5.726cm">
          <draw:text-box>
            <text:p text:style-name="P6"><text:span text:style-name="T1">jump</text:span></text:p>
          </draw:text-box>
        </draw:frame>
        <draw:frame draw:style-name="gr54" draw:text-style-name="P7" draw:layer="layout" svg:width="2.179cm" svg:height="0.962cm" svg:x="25.592cm" svg:y="6.523cm">
          <draw:text-box>
            <text:p text:style-name="P6"><text:span text:style-name="T1">climb</text:span></text:p>
          </draw:text-box>
        </draw:frame>
        <draw:frame draw:style-name="gr4" draw:text-style-name="P1" draw:layer="layout" svg:width="3.657cm" svg:height="0.919cm" svg:x="22.156cm" svg:y="5.726cm">
          <draw:text-box>
            <text:p><text:span text:style-name="T1">my_program</text:span></text:p>
          </draw:text-box>
        </draw:frame>
        <draw:frame draw:style-name="gr4" draw:text-style-name="P1" draw:layer="layout" svg:width="3.657cm" svg:height="0.919cm" svg:x="22.156cm" svg:y="6.523cm">
          <draw:text-box>
            <text:p><text:span text:style-name="T1">my_program</text:span></text:p>
          </draw:text-box>
        </draw:frame>
        <draw:custom-shape draw:style-name="gr55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24" draw:layer="layout" svg:width="6.305cm" svg:height="0.962cm" svg:x="21.687cm" svg:y="3.69cm">
          <draw:text-box>
            <text:p><text:span text:style-name="T9">Also Equivalent to :</text:span></text:p>
          </draw:text-box>
        </draw:frame>
        <draw:custom-shape draw:style-name="gr48" draw:text-style-name="P16" xml:id="id29" draw:id="id29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svg:x1="15.508cm" svg:y1="4.902cm" svg:x2="20.366cm" svg:y2="17.348cm" draw:start-shape="id29" draw:start-glue-point="8" draw:end-shape="id30" draw:end-glue-point="3" svg:d="M15508 4902c0 8298 1619 12446 4858 12446" svg:viewBox="0 0 4859 12447">
          <text:p/>
        </draw:connector>
        <draw:frame draw:style-name="gr56" draw:text-style-name="P19" draw:layer="layout" svg:width="2.321cm" svg:height="1.332cm" svg:x="13.956cm" svg:y="9.666cm">
          <draw:text-box>
            <text:p><text:span text:style-name="T7">Append to group</text:span></text:p>
          </draw:text-box>
        </draw:frame>
        <draw:custom-shape draw:style-name="gr57" draw:text-style-name="P12" xml:id="id23" draw:id="id23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4.496cm" svg:y1="11.975cm" svg:x2="4.786cm" svg:y2="12.929cm" draw:start-shape="id23" draw:start-glue-point="4" draw:end-shape="id31" draw:end-glue-point="3" svg:d="M4496 11975v954h290" svg:viewBox="0 0 291 955">
          <text:p/>
        </draw:connector>
        <draw:custom-shape draw:style-name="gr58" draw:text-style-name="P12" xml:id="id24" draw:id="id24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xml:id="id33" draw:id="id33" draw:layer="layout" svg:width="5.573cm" svg:height="0.871cm" svg:x="21.573cm" svg:y="14.057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</text:span><text:span text:style-name="T6"> </text:span><text:span text:style-name="T5">"</text:span><text:span text:style-name="T5">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xml:id="id35" draw:id="id35" draw:layer="layout" svg:width="6.254cm" svg:height="0.871cm" svg:x="21.573cm" svg:y="15.982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40" draw:id="id40" draw:layer="layout" svg:width="6.134cm" svg:height="0.656cm" svg:x="19.161cm" svg:y="12.115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027cm" svg:y1="13.786cm" svg:x2="21.573cm" svg:y2="14.492cm" draw:start-shape="id32" draw:start-glue-point="4" draw:end-shape="id33" draw:end-glue-point="3" svg:d="M21027 13786v706h546" svg:viewBox="0 0 547 707">
          <text:p/>
        </draw:connector>
        <draw:connector draw:style-name="gr18" draw:text-style-name="P15" draw:layer="layout" svg:x1="21.027cm" svg:y1="15.737cm" svg:x2="21.573cm" svg:y2="16.417cm" draw:start-shape="id34" draw:start-glue-point="4" draw:end-shape="id35" draw:end-glue-point="3" svg:d="M21027 15737v680h546" svg:viewBox="0 0 547 681">
          <text:p/>
        </draw:connector>
        <draw:custom-shape draw:style-name="gr62" draw:text-style-name="P14" xml:id="id36" draw:id="id36" draw:layer="layout" svg:width="6.254cm" svg:height="0.871cm" svg:x="21.573cm" svg:y="17.762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027cm" svg:y1="17.643cm" svg:x2="21.573cm" svg:y2="18.197cm" draw:start-shape="id30" draw:start-glue-point="4" draw:end-shape="id36" draw:end-glue-point="3" svg:d="M21027 17643v554h546" svg:viewBox="0 0 547 555">
          <text:p/>
        </draw:connector>
        <draw:custom-shape draw:style-name="gr63" draw:text-style-name="P12" xml:id="id30" draw:id="id30" draw:layer="layout" svg:width="3.43cm" svg:height="0.591cm" svg:x="20.366cm" svg:y="17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9.288cm" svg:y1="12.771cm" svg:x2="20.366cm" svg:y2="17.348cm" draw:end-shape="id30" draw:end-glue-point="3" svg:d="M19288 12771h289v4577h789" svg:viewBox="0 0 1079 4578">
          <text:p/>
        </draw:connector>
        <draw:custom-shape draw:style-name="gr64" draw:text-style-name="P12" xml:id="id34" draw:id="id34" draw:layer="layout" svg:width="3.43cm" svg:height="0.591cm" svg:x="20.366cm" svg:y="15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9.288cm" svg:y1="12.771cm" svg:x2="20.366cm" svg:y2="15.442cm" draw:end-shape="id34" draw:end-glue-point="3" svg:d="M19288 12771h289v2671h789" svg:viewBox="0 0 1079 2672">
          <text:p/>
        </draw:connector>
        <draw:custom-shape draw:style-name="gr65" draw:text-style-name="P12" xml:id="id32" draw:id="id32" draw:layer="layout" svg:width="3.43cm" svg:height="0.591cm" svg:x="20.366cm" svg:y="13.19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20.366cm" svg:y1="13.491cm" svg:x2="19.288cm" svg:y2="12.771cm" draw:start-shape="id32" draw:start-glue-point="3" svg:d="M20366 13491h-789v-720h-289" svg:viewBox="0 0 1079 721">
          <text:p/>
        </draw:connector>
        <draw:custom-shape draw:style-name="gr66" draw:text-style-name="P12" xml:id="id37" draw:id="id37" draw:layer="layout" svg:width="3.43cm" svg:height="0.591cm" svg:x="18.152cm" svg:y="11.128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18.152cm" svg:y1="11.423cm" svg:x2="17.514cm" svg:y2="9.545cm" draw:start-shape="id37" draw:start-glue-point="3" draw:end-shape="id38" draw:end-glue-point="4" svg:d="M18152 11423h-638v-1878" svg:viewBox="0 0 639 1879">
          <text:p/>
        </draw:connector>
        <draw:custom-shape draw:style-name="gr67" draw:text-style-name="P12" xml:id="id38" draw:id="id38" draw:layer="layout" svg:width="2.993cm" svg:height="1.026cm" svg:x="17.041cm" svg:y="8.519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7.514cm" svg:y1="9.545cm" svg:x2="18.112cm" svg:y2="10.309cm" draw:start-shape="id38" draw:start-glue-point="4" draw:end-shape="id39" draw:end-glue-point="3" svg:d="M17514 9545v764h598" svg:viewBox="0 0 599 765">
          <text:p/>
        </draw:connector>
        <draw:connector draw:style-name="gr18" draw:text-style-name="P15" draw:layer="layout" svg:x1="18.813cm" svg:y1="11.718cm" svg:x2="19.161cm" svg:y2="12.443cm" draw:start-shape="id37" draw:start-glue-point="4" draw:end-shape="id40" draw:end-glue-point="3" svg:d="M18813 11718v725h348" svg:viewBox="0 0 349 726">
          <text:p/>
        </draw:connector>
        <draw:custom-shape draw:style-name="gr68" draw:text-style-name="P12" xml:id="id41" draw:id="id41" draw:layer="layout" svg:width="3.43cm" svg:height="0.591cm" svg:x="1.926cm" svg:y="13.96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7" draw:layer="layout" draw:type="curve" svg:x1="2.587cm" svg:y1="14.556cm" svg:x2="3.861cm" svg:y2="15.239cm" draw:start-shape="id41" draw:start-glue-point="4" draw:end-shape="id26" draw:end-glue-point="3" svg:d="M2587 14556c0 456 424 683 1274 683" svg:viewBox="0 0 1275 684">
          <text:p/>
        </draw:connector>
        <draw:connector draw:style-name="gr69" draw:text-style-name="P17" draw:layer="layout" draw:type="curve" svg:x1="2.861cm" svg:y1="9.67cm" svg:x2="1.926cm" svg:y2="14.261cm" draw:start-shape="id21" draw:start-glue-point="4" draw:end-shape="id41" draw:end-glue-point="3" svg:d="M2861 9670c0 3222-718 2685-1140 3027s-546 1564 205 1564" svg:viewBox="0 0 1479 4592">
          <text:p/>
        </draw:connector>
      </draw:page>
      <draw:page draw:name="page5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Viart 2022-04-24</text:span></text:p>
          </draw:text-box>
        </draw:frame>
        <draw:frame draw:style-name="gr1" draw:text-style-name="P26" draw:layer="layout" svg:width="3.074cm" svg:height="0.962cm" svg:x="1.329cm" svg:y="3.804cm">
          <draw:text-box>
            <text:p><text:span text:style-name="T11">Usage:</text:span></text:p>
          </draw:text-box>
        </draw:frame>
        <draw:frame draw:style-name="gr4" draw:text-style-name="P25" draw:layer="layout" svg:width="3.657cm" svg:height="0.973cm" svg:x="3.83cm" svg:y="3.799cm">
          <draw:text-box>
            <text:p><text:span text:style-name="T10">my_program</text:span></text:p>
          </draw:text-box>
        </draw:frame>
        <draw:frame draw:style-name="gr70" draw:text-style-name="P8" draw:layer="layout" svg:width="21.652cm" svg:height="1.195cm" svg:x="4.776cm" svg:y="1.206cm">
          <draw:text-box>
            <text:p><text:span text:style-name="T2">Docopt parser building AST – parsing option Assignment</text:span></text:p>
          </draw:text-box>
        </draw:frame>
        <draw:frame draw:style-name="gr11" draw:text-style-name="P25" draw:layer="layout" svg:width="2.769cm" svg:height="1.112cm" svg:x="7.415cm" svg:y="3.729cm">
          <draw:text-box>
            <text:p><text:span text:style-name="T10">--runopt</text:span></text:p>
          </draw:text-box>
        </draw:frame>
        <draw:frame draw:style-name="gr12" draw:text-style-name="P27" draw:layer="layout" svg:width="0.95cm" svg:height="1.018cm" svg:x="10.184cm" svg:y="3.776cm">
          <draw:text-box>
            <text:p><text:span text:style-name="T12">=</text:span></text:p>
          </draw:text-box>
        </draw:frame>
        <draw:frame draw:style-name="gr71" draw:text-style-name="P28" draw:layer="layout" svg:width="2.762cm" svg:height="0.983cm" svg:x="11.32cm" svg:y="3.794cm">
          <draw:text-box>
            <text:p text:style-name="P6"><text:span text:style-name="T10">&lt;speed&gt;</text:span></text:p>
          </draw:text-box>
        </draw:frame>
        <draw:custom-shape draw:style-name="gr72" draw:text-style-name="P11" xml:id="id46" draw:id="id46" draw:layer="layout" svg:width="2.434cm" svg:height="0.871cm" svg:x="2.388cm" svg:y="7.181cm">
          <text:p text:style-name="P10"><text:span text:style-name="T5">"</text:span><text:span text:style-name="T5">U</text:span><text:span text:style-name="T5">s</text:span><text:span text:style-name="T5">a</text:span><text:span text:style-name="T5">g</text:span><text:span text:style-name="T5">e</text:span><text:span text:style-name="T5">: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xml:id="id42" draw:id="id42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3" draw:id="id43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75" draw:text-style-name="P14" xml:id="id49" draw:id="id49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844cm" svg:y2="10.541cm" draw:start-shape="id42" draw:start-glue-point="4" draw:end-shape="id43" draw:end-glue-point="3" svg:d="M2861 9670v871h983" svg:viewBox="0 0 984 872">
          <text:p/>
        </draw:connector>
        <draw:connector draw:style-name="gr36" draw:text-style-name="P15" draw:layer="layout" svg:x1="2.861cm" svg:y1="9.67cm" svg:x2="3.835cm" svg:y2="11.717cm" draw:start-shape="id42" draw:start-glue-point="4" draw:end-shape="id44" draw:end-glue-point="3" svg:d="M2861 9670v2047h974" svg:viewBox="0 0 975 2048">
          <text:p/>
        </draw:connector>
        <draw:connector draw:style-name="gr18" draw:text-style-name="P15" draw:layer="layout" svg:x1="1.808cm" svg:y1="6.464cm" svg:x2="2.388cm" svg:y2="7.616cm" draw:start-shape="id45" draw:start-glue-point="4" draw:end-shape="id46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45" draw:start-glue-point="4" draw:end-shape="id42" draw:end-glue-point="3" svg:d="M1808 6464v2693h580" svg:viewBox="0 0 581 2694">
          <text:p/>
        </draw:connector>
        <draw:custom-shape draw:style-name="gr76" draw:text-style-name="P16" xml:id="id47" draw:id="id47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svg:x1="10.614cm" svg:y1="4.766cm" svg:x2="12.841cm" svg:y2="14.274cm" draw:start-shape="id47" draw:start-glue-point="8" draw:end-shape="id48" draw:end-glue-point="1" svg:d="M10614 4766c0 6804 1364 5670 2109 6346s869 3162 118 3162" svg:viewBox="0 0 2733 9509">
          <text:p/>
        </draw:connector>
        <draw:frame draw:style-name="gr23" draw:text-style-name="P18" draw:layer="layout" svg:width="5.322cm" svg:height="0.806cm" svg:x="12.762cm" svg:y="2.401cm">
          <draw:text-box>
            <text:p><text:span text:style-name="T8">option long</text:span></text:p>
          </draw:text-box>
        </draw:frame>
        <draw:frame draw:style-name="gr56" draw:text-style-name="P19" draw:layer="layout" svg:width="2.321cm" svg:height="1.332cm" svg:x="11.628cm" svg:y="6.667cm">
          <draw:text-box>
            <text:p><text:span text:style-name="T7">Create a child </text:span></text:p>
          </draw:text-box>
        </draw:frame>
        <draw:custom-shape draw:style-name="gr77" draw:text-style-name="P12" xml:id="id44" draw:id="id44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4.496cm" svg:y1="11.975cm" svg:x2="4.786cm" svg:y2="12.929cm" draw:start-shape="id44" draw:start-glue-point="4" draw:end-shape="id49" draw:end-glue-point="3" svg:d="M4496 11975v954h290" svg:viewBox="0 0 291 955">
          <text:p/>
        </draw:connector>
        <draw:custom-shape draw:style-name="gr78" draw:text-style-name="P12" xml:id="id45" draw:id="id4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79" draw:text-style-name="P30" xml:id="id48" draw:id="id48" draw:layer="layout" svg:width="6.93cm" svg:height="0.871cm" svg:x="5.911cm" svg:y="13.839cm">
          <draw:glue-point draw:id="4" svg:x="-4.213cm" svg:y="5.005cm"/>
          <text:p text:style-name="P29"><text:span text:style-name="T6"><text:s/></text:span><text:span text:style-name="T6">Usage_argumen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81" draw:text-style-name="P30" xml:id="id50" draw:id="id50" draw:layer="layout" svg:width="7.226cm" svg:height="0.871cm" svg:x="4.786cm" svg:y="12.494cm">
          <draw:glue-point draw:id="4" svg:x="-4.213cm" svg:y="5.005cm"/>
          <text:p text:style-name="P29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5.355cm" svg:y1="13.364cm" svg:x2="5.911cm" svg:y2="14.274cm" draw:start-shape="id50" draw:start-glue-point="4" draw:end-shape="id48" draw:end-glue-point="3" svg:d="M5355 13364v910h556" svg:viewBox="0 0 557 911">
          <text:p/>
        </draw:connector>
        <draw:frame draw:style-name="gr82" draw:text-style-name="P31" draw:layer="layout" svg:width="12.629cm" svg:height="1.567cm" svg:x="15.434cm" svg:y="3.467cm">
          <draw:text-box>
            <text:p><text:span text:style-name="T5">NOTE:</text:span><text:span text:style-name="T6"> Doesn’t produce the same AST without equal sign (both LONG and SHORT)</text:span></text:p>
          </draw:text-box>
        </draw:frame>
        <draw:frame draw:style-name="gr1" draw:text-style-name="P26" draw:layer="layout" svg:width="3.074cm" svg:height="0.962cm" svg:x="15.388cm" svg:y="5.209cm">
          <draw:text-box>
            <text:p><text:span text:style-name="T11">Usage:</text:span></text:p>
          </draw:text-box>
        </draw:frame>
        <draw:frame draw:style-name="gr4" draw:text-style-name="P25" draw:layer="layout" svg:width="3.657cm" svg:height="0.973cm" svg:x="17.889cm" svg:y="5.223cm">
          <draw:text-box>
            <text:p><text:span text:style-name="T10">my_program</text:span></text:p>
          </draw:text-box>
        </draw:frame>
        <draw:frame draw:style-name="gr11" draw:text-style-name="P25" draw:layer="layout" svg:width="2.509cm" svg:height="1.012cm" svg:x="21.474cm" svg:y="5.184cm">
          <draw:text-box>
            <text:p><text:span text:style-name="T10">--runopt</text:span></text:p>
          </draw:text-box>
        </draw:frame>
        <draw:frame draw:style-name="gr83" draw:text-style-name="P28" draw:layer="layout" svg:width="3.02cm" svg:height="0.82cm" svg:x="23.979cm" svg:y="5.28cm">
          <draw:text-box>
            <text:p text:style-name="P6"><text:span text:style-name="T10">&lt;speed&gt;</text:span></text:p>
          </draw:text-box>
        </draw:frame>
        <draw:custom-shape draw:style-name="gr84" draw:text-style-name="P11" xml:id="id55" draw:id="id55" draw:layer="layout" svg:width="2.434cm" svg:height="0.871cm" svg:x="16.747cm" svg:y="8.36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85" draw:text-style-name="P12" xml:id="id51" draw:id="id51" draw:layer="layout" svg:width="2.993cm" svg:height="1.026cm" svg:x="16.747cm" svg:y="9.82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86" draw:text-style-name="P13" xml:id="id52" draw:id="id52" draw:layer="layout" svg:width="6.721cm" svg:height="0.903cm" svg:x="18.203cm" svg:y="11.27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87" draw:text-style-name="P14" xml:id="id56" draw:id="id56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7.22cm" svg:y1="10.85cm" svg:x2="18.203cm" svg:y2="11.721cm" draw:start-shape="id51" draw:start-glue-point="4" draw:end-shape="id52" draw:end-glue-point="3" svg:d="M17220 10850v871h983" svg:viewBox="0 0 984 872">
          <text:p/>
        </draw:connector>
        <draw:connector draw:style-name="gr36" draw:text-style-name="P15" draw:layer="layout" svg:x1="17.22cm" svg:y1="10.85cm" svg:x2="18.194cm" svg:y2="12.897cm" draw:start-shape="id51" draw:start-glue-point="4" draw:end-shape="id53" draw:end-glue-point="3" svg:d="M17220 10850v2047h974" svg:viewBox="0 0 975 2048">
          <text:p/>
        </draw:connector>
        <draw:connector draw:style-name="gr18" draw:text-style-name="P15" draw:layer="layout" svg:x1="16.167cm" svg:y1="7.644cm" svg:x2="16.747cm" svg:y2="8.796cm" draw:start-shape="id54" draw:start-glue-point="4" draw:end-shape="id55" draw:end-glue-point="3" svg:d="M16167 7644v1152h580" svg:viewBox="0 0 581 1153">
          <text:p/>
        </draw:connector>
        <draw:connector draw:style-name="gr18" draw:text-style-name="P15" draw:layer="layout" svg:x1="16.167cm" svg:y1="7.644cm" svg:x2="16.747cm" svg:y2="10.337cm" draw:start-shape="id54" draw:start-glue-point="4" draw:end-shape="id51" draw:end-glue-point="3" svg:d="M16167 7644v2693h580" svg:viewBox="0 0 581 2694">
          <text:p/>
        </draw:connector>
        <draw:custom-shape draw:style-name="gr88" draw:text-style-name="P12" xml:id="id53" draw:id="id53" draw:layer="layout" svg:width="3.43cm" svg:height="0.516cm" svg:x="18.194cm" svg:y="12.63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8.855cm" svg:y1="13.155cm" svg:x2="19.345cm" svg:y2="14.109cm" draw:start-shape="id53" draw:start-glue-point="4" draw:end-shape="id56" draw:end-glue-point="3" svg:d="M18855 13155v954h490" svg:viewBox="0 0 491 955">
          <text:p/>
        </draw:connector>
        <draw:custom-shape draw:style-name="gr89" draw:text-style-name="P12" xml:id="id54" draw:id="id54" draw:layer="layout" svg:width="3.678cm" svg:height="1.026cm" svg:x="15.586cm" svg:y="6.61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90" draw:text-style-name="P30" xml:id="id57" draw:id="id57" draw:layer="layout" svg:width="7.395cm" svg:height="0.871cm" svg:x="19.345cm" svg:y="15.019cm">
          <draw:glue-point draw:id="4" svg:x="-4.213cm" svg:y="5.005cm"/>
          <text:p text:style-name="P29"><text:span text:style-name="T6"><text:s/></text:span><text:span text:style-name="T6">Usage_argumen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91" draw:text-style-name="P14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draw:layer="layout" svg:width="7.226cm" svg:height="0.871cm" svg:x="19.345cm" svg:y="13.674cm">
          <draw:glue-point draw:id="4" svg:x="-4.213cm" svg:y="5.005cm"/>
          <text:p text:style-name="P29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8.855cm" svg:y1="13.155cm" svg:x2="19.345cm" svg:y2="15.454cm" draw:start-shape="id53" draw:start-glue-point="4" draw:end-shape="id57" draw:end-glue-point="3" svg:d="M18855 13155v940h-12v1359h502" svg:viewBox="0 0 503 2300">
          <text:p/>
        </draw:connector>
        <draw:custom-shape draw:style-name="gr93" draw:text-style-name="P32" draw:layer="layout" svg:width="2.576cm" svg:height="1.234cm" svg:x="14.534cm" svg:y="14.147cm">
          <text:p text:style-name="P21">≠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Viart 2022-04-26</text:span></text:p>
          </draw:text-box>
        </draw:frame>
        <draw:frame draw:style-name="gr1" draw:text-style-name="P26" draw:layer="layout" svg:width="3.074cm" svg:height="0.962cm" svg:x="1.529cm" svg:y="3.382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4" draw:text-style-name="P25" draw:layer="layout" svg:width="3.657cm" svg:height="0.973cm" svg:x="4.03cm" svg:y="3.377cm">
          <draw:text-box>
            <text:p><text:span text:style-name="T10">my_program</text:span></text:p>
          </draw:text-box>
        </draw:frame>
        <draw:frame draw:style-name="gr70" draw:text-style-name="P8" draw:layer="layout" svg:width="21.652cm" svg:height="1.195cm" svg:x="4.776cm" svg:y="1.206cm">
          <draw:text-box>
            <text:p><text:span text:style-name="T2">Docopt parser building AST – parsing options shortcut</text:span></text:p>
          </draw:text-box>
        </draw:frame>
        <draw:frame draw:style-name="gr12" draw:text-style-name="P27" draw:layer="layout" svg:width="0.95cm" svg:height="1.018cm" svg:x="7.518cm" svg:y="3.354cm">
          <draw:text-box>
            <text:p><text:span text:style-name="T12">[</text:span></text:p>
          </draw:text-box>
        </draw:frame>
        <draw:frame draw:style-name="gr94" draw:text-style-name="P34" draw:layer="layout" svg:width="2.91cm" svg:height="0.983cm" svg:x="8.768cm" svg:y="3.372cm">
          <draw:text-box>
            <text:p text:style-name="P33"><text:span text:style-name="T13">options</text:span></text:p>
          </draw:text-box>
        </draw:frame>
        <draw:custom-shape draw:style-name="gr95" draw:text-style-name="P11" xml:id="id62" draw:id="id62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96" draw:text-style-name="P12" xml:id="id58" draw:id="id58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97" draw:text-style-name="P13" xml:id="id59" draw:id="id59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844cm" svg:y2="10.541cm" draw:start-shape="id58" draw:start-glue-point="4" draw:end-shape="id59" draw:end-glue-point="3" svg:d="M2861 9670v871h983" svg:viewBox="0 0 984 872">
          <text:p/>
        </draw:connector>
        <draw:connector draw:style-name="gr36" draw:text-style-name="P15" draw:layer="layout" svg:x1="2.861cm" svg:y1="9.67cm" svg:x2="3.853cm" svg:y2="11.736cm" draw:start-shape="id58" draw:start-glue-point="4" draw:end-shape="id60" draw:end-glue-point="3" svg:d="M2861 9670v2066h992" svg:viewBox="0 0 993 2067">
          <text:p/>
        </draw:connector>
        <draw:connector draw:style-name="gr18" draw:text-style-name="P15" draw:layer="layout" svg:x1="1.808cm" svg:y1="6.464cm" svg:x2="2.388cm" svg:y2="7.616cm" draw:start-shape="id61" draw:start-glue-point="4" draw:end-shape="id62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61" draw:start-glue-point="4" draw:end-shape="id58" draw:end-glue-point="3" svg:d="M1808 6464v2693h580" svg:viewBox="0 0 581 2694">
          <text:p/>
        </draw:connector>
        <draw:custom-shape draw:style-name="gr76" draw:text-style-name="P16" xml:id="id63" draw:id="id63" draw:layer="layout" svg:width="0.961cm" svg:height="0.961cm" svg:x="7.467cm" svg:y="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svg:x1="7.948cm" svg:y1="4.289cm" svg:x2="11.121cm" svg:y2="13.093cm" draw:start-shape="id63" draw:start-glue-point="8" draw:end-shape="id64" draw:end-glue-point="6" svg:d="M7948 4289c0 5943 1837 4951 2818 5667s1106 3137 355 3137" svg:viewBox="0 0 3658 8805">
          <text:p/>
        </draw:connector>
        <draw:custom-shape draw:style-name="gr98" draw:text-style-name="P12" xml:id="id61" draw:id="id61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frame draw:style-name="gr12" draw:text-style-name="P27" xml:id="id71" draw:id="id71" draw:layer="layout" svg:width="0.95cm" svg:height="1.018cm" svg:x="11.729cm" svg:y="3.354cm">
          <draw:text-box>
            <text:p><text:span text:style-name="T12">]</text:span></text:p>
          </draw:text-box>
        </draw:frame>
        <draw:custom-shape draw:style-name="gr99" draw:text-style-name="P14" xml:id="id67" draw:id="id67" draw:layer="layout" svg:width="6.791cm" svg:height="0.871cm" svg:x="7.291cm" svg:y="14.459cm">
          <text:p text:style-name="P12"><text:span text:style-name="T6"><text:s/></text:span><text:span text:style-name="T6">Usage_command: </text:span><text:span text:style-name="T5">"options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5.521cm" svg:y1="13.076cm" svg:x2="6.113cm" svg:y2="13.682cm" draw:start-shape="id65" draw:start-glue-point="4" draw:end-shape="id66" draw:end-glue-point="3" svg:d="M5521 13076v606h592" svg:viewBox="0 0 593 607">
          <text:p/>
        </draw:connector>
        <draw:custom-shape draw:style-name="gr100" draw:text-style-name="P12" xml:id="id66" draw:id="id66" draw:layer="layout" svg:width="3.43cm" svg:height="0.516cm" svg:x="6.113cm" svg:y="13.424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774cm" svg:y1="13.94cm" svg:x2="7.291cm" svg:y2="14.894cm" draw:start-shape="id66" draw:start-glue-point="4" draw:end-shape="id67" draw:end-glue-point="3" svg:d="M6774 13940v954h517" svg:viewBox="0 0 518 955">
          <text:p/>
        </draw:connector>
        <draw:custom-shape draw:style-name="gr101" draw:text-style-name="P12" xml:id="id60" draw:id="id60" draw:layer="layout" svg:width="3.43cm" svg:height="0.591cm" svg:x="3.853cm" svg:y="11.441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4.514cm" svg:y1="12.031cm" svg:x2="4.779cm" svg:y2="12.74cm" draw:start-shape="id60" draw:start-glue-point="4" draw:end-shape="id65" draw:end-glue-point="3" svg:d="M4514 12031v709h265" svg:viewBox="0 0 266 710">
          <text:p/>
        </draw:connector>
        <draw:custom-shape draw:style-name="gr102" draw:text-style-name="P12" xml:id="id65" draw:id="id65" draw:layer="layout" svg:width="5.5cm" svg:height="0.673cm" svg:x="4.779cm" svg:y="12.404cm">
          <draw:glue-point draw:id="4" svg:x="-3.652cm" svg:y="5.004cm"/>
          <text:p text:style-name="P12"><text:span text:style-name="T6">Usage_optional_group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xml:id="id64" draw:id="id64" draw:layer="layout" svg:width="0.801cm" svg:height="1.757cm" svg:x="10.32cm" svg:y="12.2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3" draw:text-style-name="P16" xml:id="id72" draw:id="id72" draw:layer="layout" svg:width="2.594cm" svg:height="0.961cm" svg:x="8.882cm" svg:y="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2" xml:id="id68" draw:id="id68" draw:layer="layout" svg:width="3.43cm" svg:height="0.591cm" svg:x="18.824cm" svg:y="11.362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19.485cm" svg:y1="11.952cm" svg:x2="19.75cm" svg:y2="12.661cm" draw:start-shape="id68" draw:start-glue-point="4" draw:end-shape="id69" draw:end-glue-point="3" svg:d="M19485 11952v709h265" svg:viewBox="0 0 266 710">
          <text:p/>
        </draw:connector>
        <draw:custom-shape draw:style-name="gr105" draw:text-style-name="P10" xml:id="id69" draw:id="id69" draw:layer="layout" svg:width="5.891cm" svg:height="0.673cm" svg:x="19.75cm" svg:y="12.325cm">
          <draw:glue-point draw:id="4" svg:x="-3.652cm" svg:y="5.004cm"/>
          <text:p text:style-name="P10"><text:span text:style-name="T5">Usage_options_shortcut</text:span></text:p>
          <draw:enhanced-geometry svg:viewBox="0 0 21600 21600" draw:type="rectangle" draw:enhanced-path="M 0 0 L 21600 0 21600 21600 0 21600 0 0 Z N"/>
        </draw:custom-shape>
        <draw:custom-shape draw:style-name="gr106" draw:text-style-name="P16" draw:layer="layout" svg:width="0.801cm" svg:height="3.145cm" svg:x="14.869cm" svg:y="12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2" xml:id="id70" draw:id="id70" draw:layer="layout" svg:width="3.407cm" svg:height="1.256cm" svg:x="15.478cm" svg:y="12.071cm">
          <text:p text:style-name="P2">redu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9" draw:text-style-name="P35" draw:layer="layout" draw:type="curve" svg:x1="17.181cm" svg:y1="12.071cm" svg:x2="12.204cm" svg:y2="4.372cm" draw:start-shape="id70" draw:start-glue-point="0" draw:end-shape="id71" draw:end-glue-point="2" svg:d="M17181 12071c0-5775-4977-1926-4977-7699" svg:viewBox="0 0 4978 7700">
          <text:p/>
        </draw:connector>
        <draw:frame draw:style-name="gr108" draw:text-style-name="P37" draw:layer="layout" svg:width="3.539cm" svg:height="1.361cm" svg:x="12.204cm" svg:y="5.408cm">
          <draw:text-box>
            <text:p text:style-name="P36"><text:span text:style-name="T6">Token is consumed</text:span></text:p>
          </draw:text-box>
        </draw:frame>
        <draw:connector draw:style-name="gr21" draw:text-style-name="P35" draw:layer="layout" draw:type="curve" draw:line-skew="-0.92cm 0.079cm" svg:x1="10.179cm" svg:y1="4.37cm" svg:x2="14.082cm" svg:y2="14.894cm" draw:start-shape="id72" draw:start-glue-point="8" draw:end-shape="id67" draw:end-glue-point="1" svg:d="M10179 4370c0 6186 2241 5154 3434 6239s1337 4285 469 4285" svg:viewBox="0 0 4459 10525">
          <text:p/>
        </draw:connector>
        <draw:frame draw:style-name="gr109" draw:text-style-name="P37" draw:layer="layout" svg:width="4.667cm" svg:height="1.361cm" svg:x="11.969cm" svg:y="9.033cm">
          <draw:text-box>
            <text:p text:style-name="P36"><text:span text:style-name="T6">Token matched as</text:span></text:p>
            <text:p text:style-name="P36"><text:span text:style-name="T6">Usage_command </text:span></text:p>
          </draw:text-box>
        </draw:frame>
      </draw:page>
      <draw:page draw:name="page7" draw:style-name="dp1" draw:master-page-name="Default">
        <draw:frame draw:style-name="gr110" draw:text-style-name="P8" draw:layer="layout" svg:width="8.787cm" svg:height="1.195cm" svg:x="10.92cm" svg:y="1.595cm">
          <draw:text-box>
            <text:p><text:span text:style-name="T2">Docopt parser – steps</text:span></text:p>
          </draw:text-box>
        </draw:frame>
        <draw:custom-shape draw:style-name="gr111" draw:text-style-name="P23" xml:id="id73" draw:id="id73" draw:layer="layout" svg:width="3.656cm" svg:height="1.947cm" svg:x="9.884cm" svg:y="7.003cm">
          <text:p text:style-name="P23"><text:span text:style-name="T1">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23" xml:id="id75" draw:id="id75" draw:layer="layout" svg:width="4.785cm" svg:height="1.868cm" svg:x="15.447cm" svg:y="6.887cm">
          <text:p text:style-name="P23"><text:span text:style-name="T1">Command line</text:span><text:span text:style-name="T1"><text:line-break/></text:span><text:span text:style-name="T1"> input (argv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8" xml:id="id74" draw:id="id74" draw:layer="layout" svg:width="6.187cm" svg:height="1.362cm" svg:x="11.517cm" svg:y="11.245cm">
          <text:p text:style-name="P38"><text:span text:style-name="T1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23" xml:id="id76" draw:id="id76" draw:layer="layout" svg:width="3.19cm" svg:height="1.985cm" svg:x="12.919cm" svg:y="13.696cm">
          <text:p text:style-name="P23"><text:span text:style-name="T1">Parsed</text:span><text:span text:style-name="T1"><text:line-break/></text:span><text:span text:style-name="T1">dict</text:span></text:p>
          <draw:enhanced-geometry svg:viewBox="0 0 21600 21600" draw:type="rectangle" draw:enhanced-path="M 0 0 L 21600 0 21600 21600 0 21600 0 0 Z N"/>
        </draw:custom-shape>
        <draw:custom-shape draw:style-name="gr115" draw:text-style-name="P39" xml:id="id78" draw:id="id78" draw:layer="layout" svg:width="3.892cm" svg:height="4.124cm" svg:x="1.711cm" svg:y="1.323cm">
          <text:p text:style-name="P23"><text:span text:style-name="T1">Doctopt</text:span><text:span text:style-name="T1"><text:line-break/></text:span><text:span text:style-name="T1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6" draw:text-style-name="P15" xml:id="id79" draw:id="id79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7" draw:text-style-name="P40" draw:layer="layout" svg:width="2.957cm" svg:height="1.051cm" svg:x="3.775cm" svg:y="7.199cm">
          <text:p text:style-name="P23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2.957cm" svg:height="1.205cm" svg:x="3.775cm" svg:y="8.25cm">
          <text:p text:style-name="P23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19" draw:text-style-name="P41" xml:id="id77" draw:id="id77" draw:layer="layout" svg:width="3.23cm" svg:height="1.829cm" svg:x="19.183cm" svg:y="11.245cm">
          <text:p text:style-name="P23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21" draw:text-style-name="P17" draw:layer="layout" draw:type="line" svg:x1="11.469cm" svg:y1="8.95cm" svg:x2="14.611cm" svg:y2="11.245cm" draw:start-shape="id73" draw:start-glue-point="7" draw:end-shape="id74" draw:end-glue-point="4" svg:d="M11469 8950l3142 2295" svg:viewBox="0 0 3143 2296">
          <text:p/>
        </draw:connector>
        <draw:connector draw:style-name="gr21" draw:text-style-name="P17" draw:layer="layout" draw:type="line" svg:x1="17.839cm" svg:y1="8.755cm" svg:x2="14.611cm" svg:y2="11.245cm" draw:start-shape="id75" draw:start-glue-point="2" draw:end-shape="id74" draw:end-glue-point="4" svg:d="M17839 8755l-3228 2490" svg:viewBox="0 0 3229 2491">
          <text:p/>
        </draw:connector>
        <draw:connector draw:style-name="gr21" draw:text-style-name="P17" draw:layer="layout" draw:type="line" svg:x1="14.611cm" svg:y1="12.607cm" svg:x2="14.514cm" svg:y2="13.696cm" draw:start-shape="id74" draw:start-glue-point="6" draw:end-shape="id76" draw:end-glue-point="0" svg:d="M14611 12607l-97 1089" svg:viewBox="0 0 98 1090">
          <text:p/>
        </draw:connector>
        <draw:connector draw:style-name="gr21" draw:text-style-name="P17" draw:layer="layout" draw:type="line" svg:x1="17.704cm" svg:y1="11.926cm" svg:x2="19.183cm" svg:y2="12.159cm" draw:start-shape="id74" draw:end-shape="id77" draw:end-glue-point="3" svg:d="M17704 11926l1479 233" svg:viewBox="0 0 1480 234">
          <text:p/>
        </draw:connector>
        <draw:connector draw:style-name="gr21" draw:text-style-name="P17" draw:layer="layout" draw:type="curve" draw:line-skew="-4.507cm 0.448cm" svg:x1="3.657cm" svg:y1="5.447cm" svg:x2="3.463cm" svg:y2="8.171cm" draw:start-shape="id78" draw:start-glue-point="6" draw:end-shape="id79" draw:end-glue-point="3" svg:d="M3657 5447c0 705-1000 587-1725 1092s-1176 1632 1531 1632" svg:viewBox="0 0 2281 2725">
          <text:p/>
        </draw:connector>
        <draw:frame draw:style-name="gr120" draw:text-style-name="P1" draw:layer="layout" svg:width="4.008cm" svg:height="1.05cm" svg:x="3.463cm" svg:y="9.922cm">
          <draw:text-box>
            <text:p><text:span text:style-name="T1">Docopt lib</text:span></text:p>
          </draw:text-box>
        </draw:frame>
        <draw:frame draw:style-name="gr1" draw:text-style-name="P1" draw:layer="layout" svg:width="7.588cm" svg:height="0.962cm" svg:x="21.05cm" svg:y="18.871cm">
          <draw:text-box>
            <text:p><text:span text:style-name="T1">Sylvain Viart 2022-04-01</text:span></text:p>
          </draw:text-box>
        </draw:frame>
      </draw:page>
      <draw:page draw:name="page8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Viart 2022-04-18</text:span></text:p>
          </draw:text-box>
        </draw:frame>
        <draw:frame draw:style-name="gr121" draw:text-style-name="P8" draw:layer="layout" svg:width="15.124cm" svg:height="1.195cm" svg:x="8.039cm" svg:y="1.206cm">
          <draw:text-box>
            <text:p><text:span text:style-name="T2">Docopt parser matching AST</text:span></text:p>
          </draw:text-box>
        </draw:frame>
        <draw:custom-shape draw:style-name="gr122" draw:text-style-name="P11" xml:id="id85" draw:id="id85" draw:layer="layout" svg:width="2.434cm" svg:height="0.871cm" svg:x="2.424cm" svg:y="6.123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123" draw:text-style-name="P12" xml:id="id80" draw:id="id80" draw:layer="layout" svg:width="2.993cm" svg:height="1.026cm" svg:x="2.424cm" svg:y="7.586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24" draw:text-style-name="P13" xml:id="id81" draw:id="id81" draw:layer="layout" svg:width="6.721cm" svg:height="0.903cm" svg:x="3.528cm" svg:y="9.432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97cm" svg:y1="8.612cm" svg:x2="3.528cm" svg:y2="9.883cm" draw:start-shape="id80" draw:start-glue-point="4" draw:end-shape="id81" draw:end-glue-point="3" svg:d="M2897 8612v1271h631" svg:viewBox="0 0 632 1272">
          <text:p/>
        </draw:connector>
        <draw:connector draw:style-name="gr18" draw:text-style-name="P15" draw:layer="layout" svg:x1="4.189cm" svg:y1="11.401cm" svg:x2="4.797cm" svg:y2="12.344cm" draw:start-shape="id82" draw:start-glue-point="4" draw:end-shape="id83" draw:end-glue-point="3" svg:d="M4189 11401v943h608" svg:viewBox="0 0 609 944">
          <text:p/>
        </draw:connector>
        <draw:connector draw:style-name="gr18" draw:text-style-name="P15" draw:layer="layout" svg:x1="1.844cm" svg:y1="5.406cm" svg:x2="2.424cm" svg:y2="6.558cm" draw:start-shape="id84" draw:start-glue-point="4" draw:end-shape="id85" draw:end-glue-point="3" svg:d="M1844 5406v1152h580" svg:viewBox="0 0 581 1153">
          <text:p/>
        </draw:connector>
        <draw:connector draw:style-name="gr18" draw:text-style-name="P15" draw:layer="layout" svg:x1="1.844cm" svg:y1="5.406cm" svg:x2="2.424cm" svg:y2="8.099cm" draw:start-shape="id84" draw:start-glue-point="4" draw:end-shape="id80" draw:end-glue-point="3" svg:d="M1844 5406v2693h580" svg:viewBox="0 0 581 2694">
          <text:p/>
        </draw:connector>
        <draw:custom-shape draw:style-name="gr125" draw:text-style-name="P14" xml:id="id87" draw:id="id87" draw:layer="layout" svg:width="5.573cm" svg:height="0.871cm" svg:x="8.309cm" svg:y="14.255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126" draw:text-style-name="P14" xml:id="id89" draw:id="id89" draw:layer="layout" svg:width="6.254cm" svg:height="0.871cm" svg:x="8.309cm" svg:y="16.18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127" draw:text-style-name="P12" xml:id="id83" draw:id="id83" draw:layer="layout" svg:width="5.36cm" svg:height="0.771cm" svg:x="4.797cm" svg:y="11.95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7.064cm" svg:y1="13.984cm" svg:x2="8.309cm" svg:y2="14.69cm" draw:start-shape="id86" draw:start-glue-point="4" draw:end-shape="id87" draw:end-glue-point="3" svg:d="M7064 13984v706h1245" svg:viewBox="0 0 1246 707">
          <text:p/>
        </draw:connector>
        <draw:connector draw:style-name="gr18" draw:text-style-name="P15" draw:layer="layout" svg:x1="6.995cm" svg:y1="15.935cm" svg:x2="8.309cm" svg:y2="16.615cm" draw:start-shape="id88" draw:start-glue-point="4" draw:end-shape="id89" draw:end-glue-point="3" svg:d="M6995 15935v680h1314" svg:viewBox="0 0 1315 681">
          <text:p/>
        </draw:connector>
        <draw:custom-shape draw:style-name="gr128" draw:text-style-name="P14" xml:id="id91" draw:id="id91" draw:layer="layout" svg:width="6.254cm" svg:height="0.871cm" svg:x="8.309cm" svg:y="17.96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863cm" svg:y1="17.841cm" svg:x2="8.309cm" svg:y2="18.395cm" draw:start-shape="id90" draw:start-glue-point="4" draw:end-shape="id91" draw:end-glue-point="3" svg:d="M6863 17841v554h1446" svg:viewBox="0 0 1447 555">
          <text:p/>
        </draw:connector>
        <draw:custom-shape draw:style-name="gr129" draw:text-style-name="P12" xml:id="id84" draw:id="id84" draw:layer="layout" svg:width="3.678cm" svg:height="1.026cm" svg:x="1.263cm" svg:y="4.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12" xml:id="id90" draw:id="id90" draw:layer="layout" svg:width="3.43cm" svg:height="0.591cm" svg:x="6.202cm" svg:y="17.25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5.52cm" svg:y1="12.729cm" svg:x2="6.202cm" svg:y2="17.546cm" draw:start-shape="id83" draw:start-glue-point="4" draw:end-shape="id90" draw:end-glue-point="3" svg:d="M5520 12729v4817h682" svg:viewBox="0 0 683 4818">
          <text:p/>
        </draw:connector>
        <draw:custom-shape draw:style-name="gr131" draw:text-style-name="P12" xml:id="id88" draw:id="id88" draw:layer="layout" svg:width="3.43cm" svg:height="0.591cm" svg:x="6.334cm" svg:y="15.345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5.52cm" svg:y1="12.729cm" svg:x2="6.334cm" svg:y2="15.64cm" draw:start-shape="id83" draw:start-glue-point="4" draw:end-shape="id88" draw:end-glue-point="3" svg:d="M5520 12729v2911h814" svg:viewBox="0 0 815 2912">
          <text:p/>
        </draw:connector>
        <draw:custom-shape draw:style-name="gr132" draw:text-style-name="P12" xml:id="id86" draw:id="id86" draw:layer="layout" svg:width="3.43cm" svg:height="0.591cm" svg:x="6.403cm" svg:y="13.394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403cm" svg:y1="13.689cm" svg:x2="5.52cm" svg:y2="12.729cm" draw:start-shape="id86" draw:start-glue-point="3" draw:end-shape="id83" draw:end-glue-point="4" svg:d="M6403 13689h-883v-960" svg:viewBox="0 0 884 961">
          <text:p/>
        </draw:connector>
        <draw:custom-shape draw:style-name="gr133" draw:text-style-name="P12" xml:id="id82" draw:id="id82" draw:layer="layout" svg:width="3.43cm" svg:height="0.591cm" svg:x="3.528cm" svg:y="10.81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2.897cm" svg:y1="8.612cm" svg:x2="3.528cm" svg:y2="11.106cm" draw:start-shape="id80" draw:start-glue-point="4" draw:end-shape="id82" draw:end-glue-point="3" svg:d="M2897 8612v2494h631" svg:viewBox="0 0 632 2495">
          <text:p/>
        </draw:connector>
        <draw:frame draw:style-name="gr134" draw:text-style-name="P4" draw:layer="layout" svg:width="10.513cm" svg:height="3.351cm" svg:x="17.392cm" svg:y="4.269cm">
          <draw:text-box>
            <text:p>TODO : Describe how the match engine will assoc argv[] to nod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27T07:07:07.166373531</dc:date>
    <meta:editing-duration>P3DT13H9M56S</meta:editing-duration>
    <meta:editing-cycles>15</meta:editing-cycles>
    <meta:generator>LibreOffice/6.4.7.2$Linux_X86_64 LibreOffice_project/40$Build-2</meta:generator>
    <meta:document-statistic meta:object-count="249"/>
  </office:meta>
</office:document-meta>
</file>